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0pt" style:font-name-asian="Times New Roman" style:font-size-asian="10pt" style:font-name-complex="Courier New1" style:font-size-complex="10pt"/>
    </style:style>
    <style:style style:name="P3" style:family="paragraph" style:parent-style-name="Standard" style:master-page-name="Standard">
      <style:paragraph-properties fo:margin-top="0in" fo:margin-bottom="0in" loext:contextual-spacing="false" fo:line-height="100%" style:page-number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T1" style:family="text">
      <style:text-properties fo:color="#000000" style:font-name="Courier New" fo:font-size="10pt" style:text-underline-style="solid" style:text-underline-width="auto" style:text-underline-color="font-color" style:font-name-asian="Times New Roman" style:font-size-asian="10pt" style:font-name-complex="Courier New1" style:font-size-complex="10pt"/>
    </style:style>
    <style:style style:name="T2" style:family="text">
      <style:text-properties fo:color="#000000" style:font-name="Courier New" fo:font-size="10pt" style:font-name-asian="Times New Roman" style:font-size-asian="10pt" style:font-name-complex="Courier New1" style:font-size-complex="10pt"/>
    </style:style>
    <style:style style:name="T3" style:family="text">
      <style:text-properties fo:color="#000000" style:font-name="Courier New" fo:font-size="10pt" officeooo:rsid="000796a5" style:font-name-asian="Times New Roman" style:font-size-asian="10pt" style:font-name-complex="Courier New1" style:font-size-complex="10pt"/>
    </style:style>
    <style:style style:name="T4" style:family="text">
      <style:text-properties style:font-name="Courier New" fo:font-size="10pt" style:font-name-asian="Times New Roman" style:font-size-asian="10pt" style:font-name-complex="Courier New1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149.1<text:tab/>5679<text:tab/>2342<text:tab/>284.7</text:span></text:p>
      <text:p text:style-name="P1"><text:span text:style-name="T2">173.1<text:tab/>6828<text:tab/>3634<text:tab/>272.8</text:span></text:p>
      <text:p text:style-name="P1"><text:span text:style-name="T2">177.4<text:tab/>7043<text:tab/>3833<text:tab/>268.1</text:span></text:p>
      <text:p text:style-name="P1"><text:span text:style-name="T2">228.6<text:tab/>9523<text:tab/>6220<text:tab/>262.2</text:span></text:p>
      <text:p text:style-name="P1"><text:span text:style-name="T2">250.3<text:tab/>10579<text:tab/>7327<text:tab/>254.6</text:span></text:p>
      <text:p text:style-name="P1"><text:span text:style-name="T2">266<text:tab/>11334<text:tab/>8113<text:tab/>259.6</text:span></text:p>
      <text:p text:style-name="P1"><text:span text:style-name="T2">302.6<text:tab/>13449<text:tab/>10123<text:tab/>261.6</text:span></text:p>
      <text:p text:style-name="P1"><text:span text:style-name="T2">321.2<text:tab/>14538<text:tab/>11013<text:tab/>263.7</text:span></text:p>
      <text:p text:style-name="P1"><text:span text:style-name="T2">331.6<text:tab/>15208<text:tab/>11326<text:tab/>244.8</text:span></text:p>
      <text:p text:style-name="P1"><text:span text:style-name="T2">342.1<text:tab/>15922<text:tab/>11719<text:tab/>238.3</text:span></text:p>
      <text:p text:style-name="P1"><text:span text:style-name="T2">365.5<text:tab/>17747<text:tab/>13405<text:tab/>236.2</text:span></text:p>
      <text:p text:style-name="P1"><text:span text:style-name="T2">375.6<text:tab/>18580<text:tab/>13989<text:tab/>225.3</text:span></text:p>
      <text:p text:style-name="P1"><text:span text:style-name="T2">443.5<text:tab/>24315<text:tab/>17695<text:tab/>182.2</text:span></text:p>
      <text:p text:style-name="P1"><text:span text:style-name="T2">470.8<text:tab/>26578<text:tab/>19988<text:tab/>189.2</text:span></text:p>
      <text:p text:style-name="P1"><text:span text:style-name="T2">506.4<text:tab/>29630<text:tab/>22977<text:tab/>191.6</text:span></text:p>
      <text:p text:style-name="P1"><text:span text:style-name="T2">544.7<text:tab/>32844<text:tab/>26303<text:tab/>188.5</text:span></text:p>
      <text:p text:style-name="P1"><text:span text:style-name="T2">554.2<text:tab/>33645<text:tab/>27062<text:tab/>191.7</text:span></text:p>
      <text:p text:style-name="P1"><text:span text:style-name="T2">602.3<text:tab/>37421<text:tab/>31447<text:tab/>205.4</text:span></text:p>
      <text:p text:style-name="P1"><text:span text:style-name="T2">625.6<text:tab/>39310<text:tab/>33884<text:tab/>209.1</text:span></text:p>
      <text:p text:style-name="P1"><text:span text:style-name="T2">700.2<text:tab/>45242<text:tab/>39880<text:tab/>209.1</text:span></text:p>
      <text:p text:style-name="P1"><text:span text:style-name="T2">765<text:tab/>50610<text:tab/>44766<text:tab/>189.3</text:span></text:p>
      <text:p text:style-name="P1"><text:span text:style-name="T2">788.2<text:tab/>52446<text:tab/>47024<text:tab/>188.4</text:span></text:p>
      <text:p text:style-name="P1"><text:span text:style-name="T2">800<text:tab/>53436<text:tab/>48229<text:tab/>210.1</text:span></text:p>
      <text:p text:style-name="P1"><text:span text:style-name="T2">812.2<text:tab/>54474<text:tab/>49414<text:tab/>215.7</text:span></text:p>
      <text:p text:style-name="P1"><text:span text:style-name="T2">834.8<text:tab/>56300<text:tab/>51174<text:tab/>190.4</text:span></text:p>
      <text:p text:style-name="P1"><text:span text:style-name="T2">902.2<text:tab/>61783<text:tab/>57068<text:tab/>221.8</text:span></text:p>
      <text:p text:style-name="P1"><text:span text:style-name="T2">912<text:tab/>62689<text:tab/>57799<text:tab/>210.4</text:span></text:p>
      <text:p text:style-name="P1"><text:span text:style-name="T2">986.2<text:tab/>69618<text:tab/>63687<text:tab/>195.4</text:span></text:p>
      <text:p text:style-name="P1"><text:span text:style-name="T2">1011.3<text:tab/>71767<text:tab/>65701<text:tab/>191.4</text:span></text:p>
      <text:p text:style-name="P1"><text:span text:style-name="T2">1023.5<text:tab/>72797<text:tab/>66883<text:tab/>195</text:span></text:p>
      <text:p text:style-name="P1"><text:span text:style-name="T2">1087.2<text:tab/>78042<text:tab/>72849<text:tab/>227.4</text:span></text:p>
      <text:p text:style-name="P1"><text:span text:style-name="T2">1112.5<text:tab/>80057<text:tab/>75360<text:tab/>229.2</text:span></text:p>
      <text:p text:style-name="P1"><text:span text:style-name="T2">1162.1<text:tab/>83615<text:tab/>78995<text:tab/>217.1</text:span></text:p>
      <text:p text:style-name="P1"><text:span text:style-name="T2">1175<text:tab/>84515<text:tab/>80059<text:tab/>221.8</text:span></text:p>
      <text:p text:style-name="P1"><text:span text:style-name="T2">1209.9<text:tab/>86840<text:tab/>82858<text:tab/>231</text:span></text:p>
      <text:p text:style-name="P1"><text:span text:style-name="T2">1237.2<text:tab/>88808<text:tab/>84929<text:tab/>241.1</text:span></text:p>
      <text:p text:style-name="P1"><text:span text:style-name="T2">1251.5<text:tab/>89864<text:tab/>85727<text:tab/>236.4</text:span></text:p>
      <text:p text:style-name="P1"><text:span text:style-name="T2">1261.2<text:tab/>90609<text:tab/>86323<text:tab/>228.1</text:span></text:p>
      <text:p text:style-name="P1"><text:span text:style-name="T2">1274.2<text:tab/>91560<text:tab/>87180<text:tab/>214.2</text:span></text:p>
      <text:p text:style-name="P1"><text:span text:style-name="T2">1289.2<text:tab/>92632<text:tab/>88051<text:tab/>217</text:span></text:p>
      <text:p text:style-name="P1"><text:span text:style-name="T2">1309.2<text:tab/>94039<text:tab/>89363<text:tab/>208</text:span></text:p>
      <text:p text:style-name="P1"><text:span text:style-name="T2">1338.2<text:tab/>96047<text:tab/>91691<text:tab/>224.3</text:span></text:p>
      <text:p text:style-name="P1"><text:span text:style-name="T2">1349<text:tab/>96791<text:tab/>92460<text:tab/>228.4</text:span></text:p>
      <text:p text:style-name="P1"><text:span text:style-name="T2">1387.2<text:tab/>99498<text:tab/>95349<text:tab/>232.1</text:span></text:p>
      <text:p text:style-name="P1"><text:span text:style-name="T2">1451.5<text:tab/>103733<text:tab/>99842<text:tab/>225.9</text:span></text:p>
      <text:p text:style-name="P1"><text:span text:style-name="T2">1463.2<text:tab/>104566<text:tab/>100833<text:tab/>230.9</text:span></text:p>
      <text:p text:style-name="P1"><text:span text:style-name="T2">1476.1<text:tab/>105492<text:tab/>101829<text:tab/>236.9</text:span></text:p>
      <text:p text:style-name="P1"><text:span text:style-name="T2">1505<text:tab/>107599<text:tab/>103372<text:tab/>228.2</text:span></text:p>
      <text:p text:style-name="P1"><text:span text:style-name="T2">1526.3<text:tab/>109404<text:tab/>105213<text:tab/>236.9</text:span></text:p>
      <text:p text:style-name="P1"><text:span text:style-name="T2">1542.1<text:tab/>110674<text:tab/>106203<text:tab/>230.7</text:span></text:p>
      <text:p text:style-name="P1"><text:span text:style-name="T2">1575.2<text:tab/>113363<text:tab/>108308<text:tab/>238.2</text:span></text:p>
      <text:p text:style-name="P1"><text:span text:style-name="T2">1582.8<text:tab/>113952<text:tab/>108994<text:tab/>245.7</text:span></text:p>
      <text:p text:style-name="P1"><text:span text:style-name="T2">1598<text:tab/>115077<text:tab/>110253<text:tab/>251.3</text:span></text:p>
      <text:p text:style-name="P1"><text:span text:style-name="T2">1615<text:tab/>116228<text:tab/>111456<text:tab/>256.8</text:span></text:p>
      <text:p text:style-name="P1"><text:span text:style-name="T2">1627.9<text:tab/>117072<text:tab/>112577<text:tab/>266.3</text:span></text:p>
      <text:p text:style-name="P1"><text:span text:style-name="T2">1637.6<text:tab/>117671<text:tab/>113472<text:tab/>261.4</text:span></text:p>
      <text:p text:style-name="P1"><text:span text:style-name="T2">1644<text:tab/>118074<text:tab/>114082<text:tab/>274.6</text:span></text:p>
      <text:p text:style-name="P1"><text:span text:style-name="T2">1651<text:tab/>118499<text:tab/>114738<text:tab/>273.3</text:span></text:p>
      <text:p text:style-name="P1"><text:span text:style-name="T2">1669.2<text:tab/>119601<text:tab/>116175<text:tab/>262.5</text:span></text:p>
      <text:p text:style-name="P1"><text:span text:style-name="T2">1687.2<text:tab/>120680<text:tab/>117519<text:tab/>267.6</text:span></text:p>
      <text:p text:style-name="P1"><text:span text:style-name="T2">1700.9<text:tab/>121485<text:tab/>118396<text:tab/>273.8</text:span></text:p>
      <text:p text:style-name="P1"><text:span text:style-name="T2">1716<text:tab/>122345<text:tab/>119273<text:tab/>272</text:span></text:p>
      <text:p text:style-name="P1"><text:span text:style-name="T2">1726.8<text:tab/>122965<text:tab/>120002<text:tab/>265.2</text:span></text:p>
      <text:p text:style-name="P1"><text:soft-page-break/><text:span text:style-name="T2">1736.8<text:tab/>123535<text:tab/>120652<text:tab/>277.7</text:span></text:p>
      <text:p text:style-name="P1"><text:span text:style-name="T2">1758.2<text:tab/>124721<text:tab/>121961<text:tab/>272.2</text:span></text:p>
      <text:p text:style-name="P1"><text:span text:style-name="T2">1770<text:tab/>125380<text:tab/>122606<text:tab/>276.5</text:span></text:p>
      <text:p text:style-name="P1"><text:span text:style-name="T2">1789.2<text:tab/>126447<text:tab/>123815<text:tab/>268.7</text:span></text:p>
      <text:p text:style-name="P1"><text:span text:style-name="T2">1790<text:tab/>126491<text:tab/>123858<text:tab/>266.6</text:span></text:p>
      <text:p text:style-name="P1"><text:span text:style-name="T2">1799<text:tab/>126955<text:tab/>124306<text:tab/>266.3</text:span></text:p>
      <text:p text:style-name="P1"><text:span text:style-name="T2">1804<text:tab/>127210<text:tab/>124571<text:tab/>279.8</text:span></text:p>
      <text:p text:style-name="P1"><text:span text:style-name="T2">1807<text:tab/>127360<text:tab/>124723<text:tab/>273</text:span></text:p>
      <text:p text:style-name="P1"><text:span text:style-name="T2">1810<text:tab/>127510<text:tab/>124876<text:tab/>277.2</text:span></text:p>
      <text:p text:style-name="P1"><text:span text:style-name="T2">1825.7<text:tab/>128293<text:tab/>125746<text:tab/>273.8</text:span></text:p>
      <text:p text:style-name="P1"><text:span text:style-name="T2">1830<text:tab/>128501<text:tab/>126023<text:tab/>267.1</text:span></text:p>
      <text:p text:style-name="P1"><text:span text:style-name="T2">1836<text:tab/>128804<text:tab/>126475<text:tab/>262.5</text:span></text:p>
      <text:p text:style-name="P1"><text:span text:style-name="T2">1841.6<text:tab/>129097<text:tab/>126809<text:tab/>262.6</text:span></text:p>
      <text:p text:style-name="P1"><text:span text:style-name="T2">1852.4<text:tab/>129674<text:tab/>127445<text:tab/>275.4</text:span></text:p>
      <text:p text:style-name="P1"><text:span text:style-name="T2">1859<text:tab/>130026<text:tab/>127808<text:tab/>275.6</text:span></text:p>
      <text:p text:style-name="P1"><text:span text:style-name="T2">1869.3<text:tab/>130599<text:tab/>128300<text:tab/>274.1</text:span></text:p>
      <text:p text:style-name="P1"><text:span text:style-name="T2">1870.2<text:tab/>130653<text:tab/>128399<text:tab/>287.1</text:span></text:p>
      <text:p text:style-name="P1"><text:span text:style-name="T2">1875.9<text:tab/>130998<text:tab/>128652<text:tab/>286.8</text:span></text:p>
      <text:p text:style-name="P1"><text:span text:style-name="T2">1882.5<text:tab/>131406<text:tab/>129007<text:tab/>282.7</text:span></text:p>
      <text:p text:style-name="P1"><text:span text:style-name="T2">1890<text:tab/>131908<text:tab/>129411<text:tab/>264.1</text:span></text:p>
      <text:p text:style-name="P1"><text:span text:style-name="T2">1895<text:tab/>132264<text:tab/>129755<text:tab/>263.4</text:span></text:p>
      <text:p text:style-name="P1"><text:span text:style-name="T2">1902<text:tab/>132763<text:tab/>130106<text:tab/>257.9</text:span></text:p>
      <text:p text:style-name="P1"><text:span text:style-name="T2">1903.5<text:tab/>132873<text:tab/>130167<text:tab/>259</text:span></text:p>
      <text:p text:style-name="P1"><text:span text:style-name="T2">1919<text:tab/>134091<text:tab/>130992<text:tab/>264.6</text:span></text:p>
      <text:p text:style-name="P1"><text:span text:style-name="T2">1930<text:tab/>135107<text:tab/>131661<text:tab/>245</text:span></text:p>
      <text:p text:style-name="P1"><text:span text:style-name="T2">1932<text:tab/>135308<text:tab/>131789<text:tab/>240.4</text:span></text:p>
      <text:p text:style-name="P1"><text:span text:style-name="T2">1936<text:tab/>135702<text:tab/>132067<text:tab/>228.9</text:span></text:p>
      <text:p text:style-name="P1"><text:span text:style-name="T2">1947<text:tab/>136819<text:tab/>132818<text:tab/>223.5</text:span></text:p>
      <text:p text:style-name="P1"><text:span text:style-name="T2">1954.5<text:tab/>137601<text:tab/>133334<text:tab/>224</text:span></text:p>
      <text:p text:style-name="P1"><text:span text:style-name="T2">1955<text:tab/>137651<text:tab/>133366<text:tab/>220.3</text:span></text:p>
      <text:p text:style-name="P1"><text:span text:style-name="T2">1960<text:tab/>138193<text:tab/>133636<text:tab/>210.6</text:span></text:p>
      <text:p text:style-name="P1"><text:span text:style-name="T2">1969.8<text:tab/>139285<text:tab/>134205<text:tab/>208.9</text:span></text:p>
      <text:p text:style-name="P1"><text:span text:style-name="T2">1972<text:tab/>139530<text:tab/>134362<text:tab/>203.7</text:span></text:p>
      <text:p text:style-name="P1"><text:span text:style-name="T2">1980.2<text:tab/>140452<text:tab/>135003<text:tab/>204.6</text:span></text:p>
      <text:p text:style-name="P1"><text:span text:style-name="T2">1982<text:tab/>140655<text:tab/>135172<text:tab/>200.4</text:span></text:p>
      <text:p text:style-name="P1"><text:span text:style-name="T2">1983<text:tab/>140766<text:tab/>135271<text:tab/>198</text:span></text:p>
      <text:p text:style-name="P1"><text:span text:style-name="T2">1987.4<text:tab/>141257<text:tab/>135683<text:tab/>198.1</text:span></text:p>
      <text:p text:style-name="P1"><text:span text:style-name="T2">1990.6<text:tab/>141615<text:tab/>135976<text:tab/>201.8</text:span></text:p>
      <text:p text:style-name="P1"><text:span text:style-name="T2">1992<text:tab/>141773<text:tab/>136099<text:tab/>200.7</text:span></text:p>
      <text:p text:style-name="P1"><text:span text:style-name="T2">1994.6<text:tab/>142064<text:tab/>136359<text:tab/>202.5</text:span></text:p>
      <text:p text:style-name="P1"><text:span text:style-name="T2">1998<text:tab/>142440<text:tab/>136659<text:tab/>195.9</text:span></text:p>
      <text:p text:style-name="P1"><text:span text:style-name="T2">1999<text:tab/>142551<text:tab/>136743<text:tab/>201.1</text:span></text:p>
      <text:p text:style-name="P1"><text:span text:style-name="T2">2005.8<text:tab/>143315<text:tab/>137383<text:tab/>194.4</text:span></text:p>
      <text:p text:style-name="P1"><text:span text:style-name="T2">2009.5<text:tab/>143732<text:tab/>137694<text:tab/>193.4</text:span></text:p>
      <text:p text:style-name="P1"><text:span text:style-name="T2">2013<text:tab/>144126<text:tab/>137986<text:tab/>194.2</text:span></text:p>
      <text:p text:style-name="P1"><text:span text:style-name="T2">2015<text:tab/>144346<text:tab/>138226<text:tab/>190.2</text:span></text:p>
      <text:p text:style-name="P1"><text:span text:style-name="T2">2025.7<text:tab/>145527<text:tab/>139445<text:tab/>192.3</text:span></text:p>
      <text:p text:style-name="P1"><text:span text:style-name="T2">2029<text:tab/>145905<text:tab/>139851<text:tab/>196.5</text:span></text:p>
      <text:p text:style-name="P1"><text:span text:style-name="T2">2041<text:tab/>147236<text:tab/>141256<text:tab/>195.6</text:span></text:p>
      <text:p text:style-name="P1"><text:span text:style-name="T2">2041.5<text:tab/>147292<text:tab/>141312<text:tab/>196.5</text:span></text:p>
      <text:p text:style-name="P1"><text:span text:style-name="T2">2050.3<text:tab/>148287<text:tab/>142357<text:tab/>190.4</text:span></text:p>
      <text:p text:style-name="P1"><text:span text:style-name="T2">2077.5<text:tab/>151234<text:tab/>145435<text:tab/>197</text:span></text:p>
      <text:p text:style-name="P1"><text:span text:style-name="T2">2107.05<text:tab/>154557<text:tab/>149157<text:tab/>203</text:span></text:p>
      <text:p text:style-name="P1"><text:span text:style-name="T2">2116<text:tab/>155625<text:tab/>150303<text:tab/>191.9</text:span></text:p>
      <text:p text:style-name="P1"><text:span text:style-name="T2">2117<text:tab/>155743<text:tab/>150423<text:tab/>188.9</text:span></text:p>
      <text:p text:style-name="P1"><text:span text:style-name="T2">2131.1<text:tab/>157456<text:tab/>151854<text:tab/>200.6</text:span></text:p>
      <text:p text:style-name="P1"><text:span text:style-name="T2">2157<text:tab/>160293<text:tab/>154471<text:tab/>189</text:span></text:p>
      <text:p text:style-name="P1"><text:span text:style-name="T2">2164<text:tab/>161077<text:tab/>155299<text:tab/>185.5</text:span></text:p>
      <text:p text:style-name="P1"><text:span text:style-name="T2">2167.2<text:tab/>161451<text:tab/>155707<text:tab/>187.5</text:span></text:p>
      <text:p text:style-name="P1"><text:span text:style-name="T2">2203<text:tab/>165646<text:tab/>160494<text:tab/>204.4</text:span></text:p>
      <text:p text:style-name="P1"><text:span text:style-name="T2">2207.3<text:tab/>166193<text:tab/>161037<text:tab/>196.5</text:span></text:p>
      <text:p text:style-name="P1"><text:span text:style-name="T2">2225<text:tab/>168391<text:tab/>162996<text:tab/>191.6</text:span></text:p>
      <text:p text:style-name="P1"><text:span text:style-name="T2">2231.1<text:tab/>169094<text:tab/>163522<text:tab/>190.1</text:span></text:p>
      <text:p text:style-name="P1"><text:soft-page-break/><text:span text:style-name="T2">2240.1<text:tab/>170119<text:tab/>164341<text:tab/>186.7</text:span></text:p>
      <text:p text:style-name="P1"><text:span text:style-name="T2">2247<text:tab/>170922<text:tab/>165278<text:tab/>183.8</text:span></text:p>
      <text:p text:style-name="P1"><text:span text:style-name="T2">2254.1<text:tab/>171766<text:tab/>166299<text:tab/>196.5</text:span></text:p>
      <text:p text:style-name="P1"><text:span text:style-name="T2">2280<text:tab/>174920<text:tab/>169870<text:tab/>197.9</text:span></text:p>
      <text:p text:style-name="P1"><text:span text:style-name="T2">2302<text:tab/>177644<text:tab/>172596<text:tab/>197.8</text:span></text:p>
      <text:p text:style-name="P1"><text:span text:style-name="T2">2316.1<text:tab/>179474<text:tab/>174617<text:tab/>196</text:span></text:p>
      <text:p text:style-name="P1"><text:span text:style-name="T2">2325<text:tab/>180546<text:tab/>175440<text:tab/>190.3</text:span></text:p>
      <text:p text:style-name="P1"><text:span text:style-name="T2">2331.1<text:tab/>181265<text:tab/>176030<text:tab/>189.4</text:span></text:p>
      <text:p text:style-name="P1"><text:span text:style-name="T2">2333<text:tab/>181502<text:tab/>176271<text:tab/>190.1</text:span></text:p>
      <text:p text:style-name="P1"><text:span text:style-name="T2">2348<text:tab/>183525<text:tab/>178550<text:tab/>207.7</text:span></text:p>
      <text:p text:style-name="P1"><text:span text:style-name="T2">2363<text:tab/>185640<text:tab/>180779<text:tab/>213.2</text:span></text:p>
      <text:p text:style-name="P1"><text:span text:style-name="T2">2372<text:tab/>186927<text:tab/>181617<text:tab/>217.7</text:span></text:p>
      <text:p text:style-name="P1"><text:span text:style-name="T2">2379.2<text:tab/>187934<text:tab/>182447<text:tab/>198.1</text:span></text:p>
      <text:p text:style-name="P1"><text:span text:style-name="T2">2386<text:tab/>188892<text:tab/>183355<text:tab/>199.8</text:span></text:p>
      <text:p text:style-name="P1"><text:span text:style-name="T2">2399<text:tab/>190587<text:tab/>185063<text:tab/>203.5</text:span></text:p>
      <text:p text:style-name="P1"><text:span text:style-name="T2">2414<text:tab/>192382<text:tab/>187199<text:tab/>210.7</text:span></text:p>
      <text:p text:style-name="P1"><text:span text:style-name="T2">2425<text:tab/>193816<text:tab/>189335<text:tab/>231.4</text:span></text:p>
      <text:p text:style-name="P1"><text:span text:style-name="T2">2437<text:tab/>195298<text:tab/>191057<text:tab/>231.5</text:span></text:p>
      <text:p text:style-name="P1"><text:span text:style-name="T2">2442.1<text:tab/>195947<text:tab/>191592<text:tab/>220.3</text:span></text:p>
      <text:p text:style-name="P1"><text:span text:style-name="T2">2451<text:tab/>197086<text:tab/>192632<text:tab/>218</text:span></text:p>
      <text:p text:style-name="P1"><text:span text:style-name="T2">2470.3<text:tab/>199372<text:tab/>195123<text:tab/>226.5</text:span></text:p>
      <text:p text:style-name="P1"><text:span text:style-name="T2">2475<text:tab/>199904<text:tab/>195625<text:tab/>220.1</text:span></text:p>
      <text:p text:style-name="P1"><text:span text:style-name="T2">2488.1<text:tab/>201324<text:tab/>197567<text:tab/>226.4</text:span></text:p>
      <text:p text:style-name="P1"><text:span text:style-name="T2">2494.1<text:tab/>201968<text:tab/>198442<text:tab/>241.2</text:span></text:p>
      <text:p text:style-name="P1"><text:span text:style-name="T2">2499<text:tab/>202496<text:tab/>199025<text:tab/>242.6</text:span></text:p>
      <text:p text:style-name="P1"><text:span text:style-name="T2">2525<text:tab/>205458<text:tab/>202212<text:tab/>251</text:span></text:p>
      <text:p text:style-name="P1"><text:span text:style-name="T2">2533<text:tab/>206496<text:tab/>203191<text:tab/>239.1</text:span></text:p>
      <text:p text:style-name="P1"><text:span text:style-name="T2">2543<text:tab/>207803<text:tab/>204283<text:tab/>247.7</text:span></text:p>
      <text:p text:style-name="P1"><text:span text:style-name="T2">2552.01<text:tab/>208947<text:tab/>205148<text:tab/>244.4</text:span></text:p>
      <text:p text:style-name="P1"><text:span text:style-name="T2">2554.9<text:tab/>209307<text:tab/>205435<text:tab/>231.9</text:span></text:p>
      <text:p text:style-name="P1"><text:span text:style-name="T2">2557.71<text:tab/>209648<text:tab/>205715<text:tab/>232.2</text:span></text:p>
      <text:p text:style-name="P1"><text:span text:style-name="T2">2560.91<text:tab/>210053<text:tab/>206119<text:tab/>228.7</text:span></text:p>
      <text:p text:style-name="P1"><text:span text:style-name="T2">2564.9<text:tab/>210525<text:tab/>206672<text:tab/>226.3</text:span></text:p>
      <text:p text:style-name="P1"><text:span text:style-name="T2">2567.5<text:tab/>210837<text:tab/>207029<text:tab/>229.4</text:span></text:p>
      <text:p text:style-name="P1"><text:span text:style-name="T2">2570.4<text:tab/>211175<text:tab/>207412<text:tab/>231.4</text:span></text:p>
      <text:p text:style-name="P1"><text:span text:style-name="T2">2574.21<text:tab/>211628<text:tab/>207991<text:tab/>238.2</text:span></text:p>
      <text:p text:style-name="P1"><text:span text:style-name="T2">2575.5<text:tab/>211781<text:tab/>208177<text:tab/>237.2</text:span></text:p>
      <text:p text:style-name="P1"><text:span text:style-name="T2">2579.9<text:tab/>212295<text:tab/>208794<text:tab/>230</text:span></text:p>
      <text:p text:style-name="P1"><text:span text:style-name="T2">2581.9<text:tab/>212528<text:tab/>209073<text:tab/>240.5</text:span></text:p>
      <text:p text:style-name="P1"><text:span text:style-name="T2">2584.71<text:tab/>212846<text:tab/>209414<text:tab/>242.2</text:span></text:p>
      <text:p text:style-name="P1"><text:span text:style-name="T2">2588.81<text:tab/>213315<text:tab/>210022<text:tab/>244.6</text:span></text:p>
      <text:p text:style-name="P1"><text:span text:style-name="T2">2590.4<text:tab/>213500<text:tab/>210232<text:tab/>243.9</text:span></text:p>
      <text:p text:style-name="P1"><text:span text:style-name="T2">2595.11<text:tab/>214036<text:tab/>210830<text:tab/>247.3</text:span></text:p>
      <text:p text:style-name="P1"><text:span text:style-name="T2">2596.71<text:tab/>214219<text:tab/>211005<text:tab/>252</text:span></text:p>
      <text:p text:style-name="P1"><text:span text:style-name="T2">2600.4<text:tab/>214639<text:tab/>211476<text:tab/>246.9</text:span></text:p>
      <text:p text:style-name="P1"><text:span text:style-name="T2">2603.7<text:tab/>215012<text:tab/>211929<text:tab/>239.5</text:span></text:p>
      <text:p text:style-name="P1"><text:span text:style-name="T2">2606.61<text:tab/>215343<text:tab/>212281<text:tab/>257.4</text:span></text:p>
      <text:p text:style-name="P1"><text:span text:style-name="T2">2612.5<text:tab/>216014<text:tab/>213005<text:tab/>243.4</text:span></text:p>
      <text:p text:style-name="P1"><text:span text:style-name="T2">2621.71<text:tab/>217099<text:tab/>214153<text:tab/>251.2</text:span></text:p>
      <text:p text:style-name="P1"><text:span text:style-name="T2">2629.41<text:tab/>217989<text:tab/>215041<text:tab/>241.4</text:span></text:p>
      <text:p text:style-name="P1"><text:span text:style-name="T2">2634.41<text:tab/>218602<text:tab/>215593<text:tab/>240.3</text:span></text:p>
      <text:p text:style-name="P1"><text:span text:style-name="T2">2636.71<text:tab/>218908<text:tab/>215879<text:tab/>242.7</text:span></text:p>
      <text:p text:style-name="P1"><text:span text:style-name="T2">2640.41<text:tab/>219393<text:tab/>216459<text:tab/>247.5</text:span></text:p>
      <text:p text:style-name="P1"><text:span text:style-name="T2">2644.41<text:tab/>219935<text:tab/>217009<text:tab/>251.7</text:span></text:p>
      <text:p text:style-name="P1"><text:span text:style-name="T2">2646.61<text:tab/>220255<text:tab/>217271<text:tab/>251.2</text:span></text:p>
      <text:p text:style-name="P1"><text:span text:style-name="T2">2649.4<text:tab/>220680<text:tab/>217574<text:tab/>245.3</text:span></text:p>
      <text:p text:style-name="P1"><text:span text:style-name="T2">2650.41<text:tab/>220822<text:tab/>217676<text:tab/>245.4</text:span></text:p>
      <text:p text:style-name="P1"><text:span text:style-name="T2">2656.21<text:tab/>221718<text:tab/>218342<text:tab/>240.5</text:span></text:p>
      <text:p text:style-name="P1"><text:span text:style-name="T2">2666.7<text:tab/>223548<text:tab/>219679<text:tab/>214.1</text:span></text:p>
      <text:p text:style-name="P1"><text:span text:style-name="T2">2666.71<text:tab/>223548<text:tab/>219680<text:tab/>212.2</text:span></text:p>
      <text:p text:style-name="P1"><text:span text:style-name="T2">2669.4<text:tab/>224102<text:tab/>220042<text:tab/>216.1</text:span></text:p>
      <text:p text:style-name="P1"><text:span text:style-name="T2">2670.41<text:tab/>224240<text:tab/>220182<text:tab/>216.2</text:span></text:p>
      <text:p text:style-name="P1"><text:span text:style-name="T2">2674.6<text:tab/>224993<text:tab/>220758<text:tab/>203.7</text:span></text:p>
      <text:p text:style-name="P1"><text:soft-page-break/><text:span text:style-name="T2">2674.61<text:tab/>224993<text:tab/>220760<text:tab/>207.2</text:span></text:p>
      <text:p text:style-name="P1"><text:span text:style-name="T2">2677.41<text:tab/>225469<text:tab/>221054<text:tab/>208.9</text:span></text:p>
      <text:p text:style-name="P1"><text:span text:style-name="T2">2682.61<text:tab/>226339<text:tab/>221612<text:tab/>205.7</text:span></text:p>
      <text:p text:style-name="P1"><text:span text:style-name="T2">2691.01<text:tab/>227885<text:tab/>222958<text:tab/>203.4</text:span></text:p>
      <text:p text:style-name="P1"><text:span text:style-name="T2">2693.61<text:tab/>228349<text:tab/>223446<text:tab/>215.7</text:span></text:p>
      <text:p text:style-name="P1"><text:span text:style-name="T2">2698.01<text:tab/>229167<text:tab/>224630<text:tab/>236.9</text:span></text:p>
      <text:p text:style-name="P1"><text:span text:style-name="T2">2701.41<text:tab/>229802<text:tab/>225299<text:tab/>234.5</text:span></text:p>
      <text:p text:style-name="P1"><text:span text:style-name="T2">2702.71<text:tab/>230039<text:tab/>225509<text:tab/>233.1</text:span></text:p>
      <text:p text:style-name="P1"><text:span text:style-name="T2">2705.61<text:tab/>230547<text:tab/>225888<text:tab/>224.5</text:span></text:p>
      <text:p text:style-name="P1"><text:span text:style-name="T2">2711.71<text:tab/>231601<text:tab/>226710<text:tab/>232.4</text:span></text:p>
      <text:p text:style-name="P1"><text:span text:style-name="T2">2715.41<text:tab/>232206<text:tab/>227384<text:tab/>233.9</text:span></text:p>
      <text:p text:style-name="P1"><text:span text:style-name="T2">2717.71<text:tab/>232571<text:tab/>227840<text:tab/>241.7</text:span></text:p>
      <text:p text:style-name="P1"><text:span text:style-name="T2">2732.71<text:tab/>234795<text:tab/>230703<text:tab/>245.2</text:span></text:p>
      <text:p text:style-name="P1"><text:span text:style-name="T2">2735.71<text:tab/>235232<text:tab/>231382<text:tab/>252.1</text:span></text:p>
      <text:p text:style-name="P1"><text:span text:style-name="T2">2738.71<text:tab/>235652<text:tab/>231990<text:tab/>241.4</text:span></text:p>
      <text:p text:style-name="P1"><text:span text:style-name="T2">2741.71<text:tab/>236077<text:tab/>232570<text:tab/>247.4</text:span></text:p>
      <text:p text:style-name="P1"><text:span text:style-name="T2">2744.61<text:tab/>236467<text:tab/>233102<text:tab/>243.1</text:span></text:p>
      <text:p text:style-name="P1"><text:span text:style-name="T2">2747.61<text:tab/>236866<text:tab/>233646<text:tab/>239.2</text:span></text:p>
      <text:p text:style-name="P1"><text:span text:style-name="T2">2751.11<text:tab/>237301<text:tab/>234126<text:tab/>245.7</text:span></text:p>
      <text:p text:style-name="P1"><text:span text:style-name="T2">2753.61<text:tab/>237602<text:tab/>234470<text:tab/>245.9</text:span></text:p>
      <text:p text:style-name="P1"><text:span text:style-name="T2">2756.21<text:tab/>237889<text:tab/>234781<text:tab/>247.4</text:span></text:p>
      <text:p text:style-name="P1"><text:span text:style-name="T2">2759.11<text:tab/>238206<text:tab/>235213<text:tab/>252.9</text:span></text:p>
      <text:p text:style-name="P1"><text:span text:style-name="T2">2765.21<text:tab/>238908<text:tab/>236236<text:tab/>259.8</text:span></text:p>
      <text:p text:style-name="P1"><text:span text:style-name="T2">2768.2<text:tab/>239273<text:tab/>236851<text:tab/>263.2</text:span></text:p>
      <text:p text:style-name="P1"><text:span text:style-name="T2">2773.51<text:tab/>240006<text:tab/>237831<text:tab/>279</text:span></text:p>
      <text:p text:style-name="P1"><text:span text:style-name="T2">2776.5<text:tab/>240467<text:tab/>238199<text:tab/>280.3</text:span></text:p>
      <text:p text:style-name="P1"><text:span text:style-name="T2">2782.71<text:tab/>241535<text:tab/>238935<text:tab/>263.8</text:span></text:p>
      <text:p text:style-name="P1"><text:span text:style-name="T2">2785.51<text:tab/>242092<text:tab/>239250<text:tab/>252.4</text:span></text:p>
      <text:p text:style-name="P1"><text:span text:style-name="T2">2788.51<text:tab/>242675<text:tab/>239545<text:tab/>249.9</text:span></text:p>
      <text:p text:style-name="P1"><text:span text:style-name="T2">2791.5<text:tab/>243237<text:tab/>239866<text:tab/>236.7</text:span></text:p>
      <text:p text:style-name="P1"><text:span text:style-name="T2">2794.51<text:tab/>243813<text:tab/>240201<text:tab/>230.4</text:span></text:p>
      <text:p text:style-name="P1"><text:span text:style-name="T2">2797.51<text:tab/>244446<text:tab/>240577<text:tab/>219.4</text:span></text:p>
      <text:p text:style-name="P1"><text:span text:style-name="T2">2806.51<text:tab/>246379<text:tab/>242068<text:tab/>214.7</text:span></text:p>
      <text:p text:style-name="P1"><text:span text:style-name="T2">2815.61<text:tab/>248364<text:tab/>243653<text:tab/>200.2</text:span></text:p>
      <text:p text:style-name="P1"><text:span text:style-name="T2">2818.61<text:tab/>249046<text:tab/>244215<text:tab/>213.9</text:span></text:p>
      <text:p text:style-name="P1"><text:span text:style-name="T2">2821.51<text:tab/>249670<text:tab/>244863<text:tab/>195.4</text:span></text:p>
      <text:p text:style-name="P1"><text:span text:style-name="T2">2824.51<text:tab/>250309<text:tab/>245483<text:tab/>196.7</text:span></text:p>
      <text:p text:style-name="P1"><text:span text:style-name="T2">2827.5<text:tab/>250920<text:tab/>246090<text:tab/>195.4</text:span></text:p>
      <text:p text:style-name="P1"><text:span text:style-name="T2">2833.81<text:tab/>252279<text:tab/>247447<text:tab/>199</text:span></text:p>
      <text:p text:style-name="P1"><text:span text:style-name="T2">2836.51<text:tab/>252879<text:tab/>248087<text:tab/>201.9</text:span></text:p>
      <text:p text:style-name="P1"><text:span text:style-name="T2">2839.51<text:tab/>253559<text:tab/>248980<text:tab/>204</text:span></text:p>
      <text:p text:style-name="P1"><text:span text:style-name="T2">2845.51<text:tab/>254873<text:tab/>250461<text:tab/>203.9</text:span></text:p>
      <text:p text:style-name="P1"><text:span text:style-name="T2">2851.51<text:tab/>256182<text:tab/>251521<text:tab/>209.7</text:span></text:p>
      <text:p text:style-name="P1"><text:span text:style-name="T2">2854.4<text:tab/>256858<text:tab/>252174<text:tab/>205.7</text:span></text:p>
      <text:p text:style-name="P1"><text:span text:style-name="T2">2857.51<text:tab/>257604<text:tab/>252959<text:tab/>208.9</text:span></text:p>
      <text:p text:style-name="P1"><text:span text:style-name="T2">2860.51<text:tab/>258351<text:tab/>253880<text:tab/>214.7</text:span></text:p>
      <text:p text:style-name="P1"><text:span text:style-name="T2">2866.51<text:tab/>259882<text:tab/>255233<text:tab/>228.2</text:span></text:p>
      <text:p text:style-name="P1"><text:span text:style-name="T2">2870.51<text:tab/>260936<text:tab/>256053<text:tab/>199.9</text:span></text:p>
      <text:p text:style-name="P1"><text:span text:style-name="T2">2872.71<text:tab/>261526<text:tab/>256501<text:tab/>211.7</text:span></text:p>
      <text:p text:style-name="P1"><text:span text:style-name="T2">2876.21<text:tab/>262455<text:tab/>257247<text:tab/>188.7</text:span></text:p>
      <text:p text:style-name="P1"><text:span text:style-name="T2">2878.5<text:tab/>263067<text:tab/>257792<text:tab/>187.2</text:span></text:p>
      <text:p text:style-name="P1"><text:span text:style-name="T2">2881.42<text:tab/>263844<text:tab/>258477<text:tab/>194.2</text:span></text:p>
      <text:p text:style-name="P1"><text:span text:style-name="T2">2884.51<text:tab/>264666<text:tab/>259228<text:tab/>198.9</text:span></text:p>
      <text:p text:style-name="P1"><text:span text:style-name="T2">2887.51<text:tab/>265457<text:tab/>259958<text:tab/>184.7</text:span></text:p>
      <text:p text:style-name="P1"><text:span text:style-name="T2">2890.51<text:tab/>266255<text:tab/>260754<text:tab/>190.4</text:span></text:p>
      <text:p text:style-name="P1"><text:span text:style-name="T2">2893.51<text:tab/>267039<text:tab/>261595<text:tab/>193.9</text:span></text:p>
      <text:p text:style-name="P1"><text:span text:style-name="T2">2896.51<text:tab/>267825<text:tab/>262411<text:tab/>194.2</text:span></text:p>
      <text:p text:style-name="P1"><text:span text:style-name="T2">2899.51<text:tab/>268558<text:tab/>263207<text:tab/>198.4</text:span></text:p>
      <text:p text:style-name="P1"><text:span text:style-name="T2">2902.51<text:tab/>269307<text:tab/>264046<text:tab/>193.2</text:span></text:p>
      <text:p text:style-name="P1"><text:span text:style-name="T2">2905.51<text:tab/>270052<text:tab/>264834<text:tab/>202.2</text:span></text:p>
      <text:p text:style-name="P1"><text:span text:style-name="T2">2908.5<text:tab/>270770<text:tab/>265703<text:tab/>204.5</text:span></text:p>
      <text:p text:style-name="P1"><text:span text:style-name="T2">2911.46<text:tab/>271454<text:tab/>266492<text:tab/>211</text:span></text:p>
      <text:p text:style-name="P1"><text:span text:style-name="T2">2914.51<text:tab/>272171<text:tab/>267434<text:tab/>215.4</text:span></text:p>
      <text:p text:style-name="P1"><text:soft-page-break/><text:span text:style-name="T2">2919.41<text:tab/>273256<text:tab/>268679<text:tab/>223.7</text:span></text:p>
      <text:p text:style-name="P1"><text:span text:style-name="T2">2926.51<text:tab/>274802<text:tab/>270680<text:tab/>231.4</text:span></text:p>
      <text:p text:style-name="P1"><text:span text:style-name="T2">2932.5<text:tab/>276091<text:tab/>272275<text:tab/>228</text:span></text:p>
      <text:p text:style-name="P1"><text:span text:style-name="T2">2935.51<text:tab/>276731<text:tab/>273012<text:tab/>226.4</text:span></text:p>
      <text:p text:style-name="P1"><text:span text:style-name="T2">2939.3<text:tab/>277526<text:tab/>273910<text:tab/>231.4</text:span></text:p>
      <text:p text:style-name="P1"><text:span text:style-name="T2">2941.51<text:tab/>278017<text:tab/>274445<text:tab/>230.4</text:span></text:p>
      <text:p text:style-name="P1"><text:span text:style-name="T2">2944.51<text:tab/>278711<text:tab/>275218<text:tab/>231</text:span></text:p>
      <text:p text:style-name="P1"><text:span text:style-name="T2">2953.5<text:tab/>280944<text:tab/>277298<text:tab/>234.9</text:span></text:p>
      <text:p text:style-name="P1"><text:span text:style-name="T2">2956.51<text:tab/>281740<text:tab/>277925<text:tab/>220.4</text:span></text:p>
      <text:p text:style-name="P1"><text:span text:style-name="T2">2959.51<text:tab/>282539<text:tab/>278602<text:tab/>217.2</text:span></text:p>
      <text:p text:style-name="P1"><text:span text:style-name="T2">2964.51<text:tab/>283810<text:tab/>279543<text:tab/>207.7</text:span></text:p>
      <text:p text:style-name="P1"><text:span text:style-name="T2">2967.5<text:tab/>284656<text:tab/>280361<text:tab/>206</text:span></text:p>
      <text:p text:style-name="P1"><text:span text:style-name="T2">2970.5<text:tab/>285549<text:tab/>281200<text:tab/>206.7</text:span></text:p>
      <text:p text:style-name="P1"><text:span text:style-name="T2">2973.81<text:tab/>286475<text:tab/>282301<text:tab/>212.7</text:span></text:p>
      <text:p text:style-name="P1"><text:span text:style-name="T2">2979.51<text:tab/>288013<text:tab/>283492<text:tab/>213.2</text:span></text:p>
      <text:p text:style-name="P1"><text:span text:style-name="T2">2986<text:tab/>289826<text:tab/>285301<text:tab/>217.1</text:span></text:p>
      <text:p text:style-name="P1"><text:span text:style-name="T2">2988.61<text:tab/>290554<text:tab/>286217<text:tab/>224.4</text:span></text:p>
      <text:p text:style-name="P1"><text:span text:style-name="T2">2991.5<text:tab/>291328<text:tab/>287102<text:tab/>231</text:span></text:p>
      <text:p text:style-name="P1"><text:span text:style-name="T2">2994.51<text:tab/>292121<text:tab/>287846<text:tab/>236.2</text:span></text:p>
      <text:p text:style-name="P1"><text:span text:style-name="T2">2997.5<text:tab/>292855<text:tab/>288492<text:tab/>239</text:span></text:p>
      <text:p text:style-name="P1"><text:span text:style-name="T2">3000.4<text:tab/>293610<text:tab/>289433<text:tab/>236</text:span></text:p>
      <text:p text:style-name="P1"><text:span text:style-name="T2">3003.51<text:tab/>294495<text:tab/>290571<text:tab/>240.2</text:span></text:p>
      <text:p text:style-name="P1"><text:span text:style-name="T2">3007.01<text:tab/>295477<text:tab/>291769<text:tab/>240.7</text:span></text:p>
      <text:p text:style-name="P1"><text:span text:style-name="T2">3009.51<text:tab/>296158<text:tab/>292474<text:tab/>250.2</text:span></text:p>
      <text:p text:style-name="P1"><text:span text:style-name="T2">3012.5<text:tab/>296982<text:tab/>293002<text:tab/>248.6</text:span></text:p>
      <text:p text:style-name="P1"><text:span text:style-name="T2">3015.51<text:tab/>297810<text:tab/>293676<text:tab/>244.9</text:span></text:p>
      <text:p text:style-name="P1"><text:span text:style-name="T2">3018.51<text:tab/>298623<text:tab/>294615<text:tab/>225.9</text:span></text:p>
      <text:p text:style-name="P1"><text:span text:style-name="T2">3022.71<text:tab/>299716<text:tab/>295849<text:tab/>227.9</text:span></text:p>
      <text:p text:style-name="P1"><text:span text:style-name="T2">3024.9<text:tab/>300267<text:tab/>296380<text:tab/>226.2</text:span></text:p>
      <text:p text:style-name="P1"><text:span text:style-name="T2">3027.51<text:tab/>300928<text:tab/>297131<text:tab/>233.2</text:span></text:p>
      <text:p text:style-name="P1"><text:span text:style-name="T2">3030.41<text:tab/>301665<text:tab/>298051<text:tab/>237.9</text:span></text:p>
      <text:p text:style-name="P1"><text:span text:style-name="T2">3033.51<text:tab/>302452<text:tab/>299020<text:tab/>239</text:span></text:p>
      <text:p text:style-name="P1"><text:span text:style-name="T2">3036.51<text:tab/>303201<text:tab/>299877<text:tab/>241.9</text:span></text:p>
      <text:p text:style-name="P1"><text:span text:style-name="T2">3039.51<text:tab/>303939<text:tab/>300646<text:tab/>251.7</text:span></text:p>
      <text:p text:style-name="P1"><text:span text:style-name="T2">3042.51<text:tab/>304745<text:tab/>301496<text:tab/>256.8</text:span></text:p>
      <text:p text:style-name="P1"><text:span text:style-name="T2">3045.51<text:tab/>305612<text:tab/>302456<text:tab/>257.2</text:span></text:p>
      <text:p text:style-name="P1"><text:span text:style-name="T2">3048.56<text:tab/>306561<text:tab/>303334<text:tab/>246.9</text:span></text:p>
      <text:p text:style-name="P1"><text:span text:style-name="T2">3051.51<text:tab/>307464<text:tab/>303953<text:tab/>272.7</text:span></text:p>
      <text:p text:style-name="P1"><text:span text:style-name="T2">3054.51<text:tab/>308358<text:tab/>304590<text:tab/>251.7</text:span></text:p>
      <text:p text:style-name="P1"><text:span text:style-name="T2">3057.7<text:tab/>309281<text:tab/>305304<text:tab/>245.2</text:span></text:p>
      <text:p text:style-name="P1"><text:span text:style-name="T2">3057.71<text:tab/>309281<text:tab/>305306<text:tab/>244.7</text:span></text:p>
      <text:p text:style-name="P1"><text:span text:style-name="T2">3063.51<text:tab/>310905<text:tab/>307131<text:tab/>255.9</text:span></text:p>
      <text:p text:style-name="P1"><text:span text:style-name="T2">3066.51<text:tab/>311704<text:tab/>308101<text:tab/>249.2</text:span></text:p>
      <text:p text:style-name="P1"><text:span text:style-name="T2">3072.5<text:tab/>313292<text:tab/>310035<text:tab/>257.2</text:span></text:p>
      <text:p text:style-name="P1"><text:span text:style-name="T2">3072.51<text:tab/>313292<text:tab/>310039<text:tab/>256.3</text:span></text:p>
      <text:p text:style-name="P1"><text:span text:style-name="T2">3075.41<text:tab/>314032<text:tab/>310930<text:tab/>260.4</text:span></text:p>
      <text:p text:style-name="P1"><text:span text:style-name="T2">3078.51<text:tab/>314822<text:tab/>311774<text:tab/>260.3</text:span></text:p>
      <text:p text:style-name="P1"><text:span text:style-name="T2">3081.6<text:tab/>315592<text:tab/>312669<text:tab/>260.6</text:span></text:p>
      <text:p text:style-name="P1"><text:span text:style-name="T2">3084.51<text:tab/>316304<text:tab/>313493<text:tab/>266.3</text:span></text:p>
      <text:p text:style-name="P1"><text:span text:style-name="T2">3087.8<text:tab/>317108<text:tab/>314374<text:tab/>264</text:span></text:p>
      <text:p text:style-name="P1"><text:span text:style-name="T2">3090.51<text:tab/>317775<text:tab/>315143<text:tab/>266.2</text:span></text:p>
      <text:p text:style-name="P1"><text:span text:style-name="T2">3093.51<text:tab/>318509<text:tab/>315940<text:tab/>270.2</text:span></text:p>
      <text:p text:style-name="P1"><text:span text:style-name="T2">3096.46<text:tab/>319231<text:tab/>316681<text:tab/>271.9</text:span></text:p>
      <text:p text:style-name="P1"><text:span text:style-name="T2">3099.51<text:tab/>319978<text:tab/>317445<text:tab/>275.2</text:span></text:p>
      <text:p text:style-name="P1"><text:span text:style-name="T2">3105.51<text:tab/>321448<text:tab/>318980<text:tab/>265</text:span></text:p>
      <text:p text:style-name="P1"><text:span text:style-name="T2">3109.01<text:tab/>322216<text:tab/>319754<text:tab/>271.8</text:span></text:p>
      <text:p text:style-name="P1"><text:span text:style-name="T2">3111.51<text:tab/>322746<text:tab/>320378<text:tab/>272.7</text:span></text:p>
      <text:p text:style-name="P1"><text:span text:style-name="T2">3114.81<text:tab/>323441<text:tab/>321386<text:tab/>273.2</text:span></text:p>
      <text:p text:style-name="P1"><text:span text:style-name="T2">3117.51<text:tab/>324021<text:tab/>322111<text:tab/>282.4</text:span></text:p>
      <text:p text:style-name="P1"><text:span text:style-name="T2">3119.51<text:tab/>324461<text:tab/>322582<text:tab/>289.2</text:span></text:p>
      <text:p text:style-name="P1"><text:span text:style-name="T2">3120.61<text:tab/>324711<text:tab/>322827<text:tab/>288.4</text:span></text:p>
      <text:p text:style-name="P1"><text:span text:style-name="T2">3123.51<text:tab/>325400<text:tab/>323485<text:tab/>298.7</text:span></text:p>
      <text:p text:style-name="P1"><text:span text:style-name="T2">3126.51<text:tab/>326200<text:tab/>324189<text:tab/>278.2</text:span></text:p>
      <text:p text:style-name="P1"><text:soft-page-break/><text:span text:style-name="T2">3129.91<text:tab/>327237<text:tab/>324991<text:tab/>285.8</text:span></text:p>
      <text:p text:style-name="P1"><text:span text:style-name="T2">3132.41<text:tab/>328058<text:tab/>325527<text:tab/>278.7</text:span></text:p>
      <text:p text:style-name="P1"><text:span text:style-name="T2">3135.51<text:tab/>329135<text:tab/>326239<text:tab/>270.5</text:span></text:p>
      <text:p text:style-name="P1"><text:span text:style-name="T2">3138.51<text:tab/>330278<text:tab/>327114<text:tab/>255.7</text:span></text:p>
      <text:p text:style-name="P1"><text:span text:style-name="T2">3141.51<text:tab/>331513<text:tab/>328097<text:tab/>241.9</text:span></text:p>
      <text:p text:style-name="P1"><text:span text:style-name="T2">3145.01<text:tab/>333111<text:tab/>329267<text:tab/>239.7</text:span></text:p>
      <text:p text:style-name="P1"><text:span text:style-name="T2">3147.51<text:tab/>334356<text:tab/>330208<text:tab/>234.2</text:span></text:p>
      <text:p text:style-name="P1"><text:span text:style-name="T2">3153.51<text:tab/>337304<text:tab/>332293<text:tab/>250.2</text:span></text:p>
      <text:p text:style-name="P1"><text:span text:style-name="T2">3156.51<text:tab/>338770<text:tab/>333627<text:tab/>200.7</text:span></text:p>
      <text:p text:style-name="P1"><text:span text:style-name="T2">3159.51<text:tab/>340242<text:tab/>335290<text:tab/>205.2</text:span></text:p>
      <text:p text:style-name="P1"><text:span text:style-name="T2">3162.81<text:tab/>341849<text:tab/>336972<text:tab/>204.9</text:span></text:p>
      <text:p text:style-name="P1"><text:span text:style-name="T2">3165.5<text:tab/>343123<text:tab/>338282<text:tab/>211.9</text:span></text:p>
      <text:p text:style-name="P1"><text:span text:style-name="T2">3169.01<text:tab/>344844<text:tab/>340165<text:tab/>220.4</text:span></text:p>
      <text:p text:style-name="P1"><text:span text:style-name="T2">3174.51<text:tab/>347589<text:tab/>342998<text:tab/>221.2</text:span></text:p>
      <text:p text:style-name="P1"><text:span text:style-name="T2">3177.81<text:tab/>349298<text:tab/>344735<text:tab/>216.2</text:span></text:p>
      <text:p text:style-name="P1"><text:span text:style-name="T2">3180.5<text:tab/>350773<text:tab/>346105<text:tab/>209.5</text:span></text:p>
      <text:p text:style-name="P1"><text:span text:style-name="T2">3183.41<text:tab/>352377<text:tab/>347610<text:tab/>209.2</text:span></text:p>
      <text:p text:style-name="P1"><text:span text:style-name="T2">3189.51<text:tab/>355795<text:tab/>350765<text:tab/>193</text:span></text:p>
      <text:p text:style-name="P1"><text:span text:style-name="T2">3192.51<text:tab/>357450<text:tab/>352412<text:tab/>186.2</text:span></text:p>
      <text:p text:style-name="P1"><text:span text:style-name="T2">3195.81<text:tab/>359223<text:tab/>354372<text:tab/>185.8</text:span></text:p>
      <text:p text:style-name="P1"><text:span text:style-name="T2">3200.01<text:tab/>361445<text:tab/>356838<text:tab/>201.2</text:span></text:p>
      <text:p text:style-name="P1"><text:span text:style-name="T2">3204.71<text:tab/>363962<text:tab/>359688<text:tab/>206.4</text:span></text:p>
      <text:p text:style-name="P1"><text:span text:style-name="T2">3210.51<text:tab/>367048<text:tab/>362766<text:tab/>201.9</text:span></text:p>
      <text:p text:style-name="P1"><text:span text:style-name="T2">3213.7<text:tab/>368693<text:tab/>364499<text:tab/>200</text:span></text:p>
      <text:p text:style-name="P1"><text:span text:style-name="T2">3216.45<text:tab/>370095<text:tab/>366221<text:tab/>214.7</text:span></text:p>
      <text:p text:style-name="P1"><text:span text:style-name="T2">3219.5<text:tab/>371843<text:tab/>368117<text:tab/>224.6</text:span></text:p>
      <text:p text:style-name="P1"><text:span text:style-name="T2">3222.51<text:tab/>373629<text:tab/>369563<text:tab/>229.7</text:span></text:p>
      <text:p text:style-name="P1"><text:span text:style-name="T2">3228.91<text:tab/>377177<text:tab/>373014<text:tab/>227</text:span></text:p>
      <text:p text:style-name="P1"><text:span text:style-name="T2">3231.51<text:tab/>378469<text:tab/>374561<text:tab/>240</text:span></text:p>
      <text:p text:style-name="P1"><text:span text:style-name="T2">3234.5<text:tab/>380153<text:tab/>376758<text:tab/>239.1</text:span></text:p>
      <text:p text:style-name="P1"><text:span text:style-name="T2">3237.51<text:tab/>381834<text:tab/>378194<text:tab/>246.9</text:span></text:p>
      <text:p text:style-name="P1"><text:span text:style-name="T2">3240.51<text:tab/>383395<text:tab/>379633<text:tab/>245.9</text:span></text:p>
      <text:p text:style-name="P1"><text:span text:style-name="T2">3246.41<text:tab/>386788<text:tab/>383504<text:tab/>258.1</text:span></text:p>
      <text:p text:style-name="P1"><text:span text:style-name="T2">3249.51<text:tab/>388757<text:tab/>384909<text:tab/>264.7</text:span></text:p>
      <text:p text:style-name="P1"><text:span text:style-name="T2">3252.45<text:tab/>390641<text:tab/>386579<text:tab/>259.3</text:span></text:p>
      <text:p text:style-name="P1"><text:span text:style-name="T2">3258.51<text:tab/>394634<text:tab/>390589<text:tab/>255.2</text:span></text:p>
      <text:p text:style-name="P1"><text:span text:style-name="T2">3261.51<text:tab/>396423<text:tab/>392451<text:tab/>250.2</text:span></text:p>
      <text:p text:style-name="P1"><text:span text:style-name="T2">3264.51<text:tab/>398091<text:tab/>394628<text:tab/>266.3</text:span></text:p>
      <text:p text:style-name="P1"><text:span text:style-name="T2">3267.51<text:tab/>399733<text:tab/>396713<text:tab/>274.7</text:span></text:p>
      <text:p text:style-name="P1"><text:span text:style-name="T2">3270.6<text:tab/>401423<text:tab/>398554<text:tab/>277.1</text:span></text:p>
      <text:p text:style-name="P1"><text:span text:style-name="T2">3273.81<text:tab/>403173<text:tab/>400390<text:tab/>278</text:span></text:p>
      <text:p text:style-name="P1"><text:span text:style-name="T2">3283.51<text:tab/>408236<text:tab/>405844<text:tab/>279.7</text:span></text:p>
      <text:p text:style-name="P1"><text:span text:style-name="T2">3289.45<text:tab/>411202<text:tab/>409022<text:tab/>281.2</text:span></text:p>
      <text:p text:style-name="P1"><text:span text:style-name="T2">3289.45<text:tab/>411202<text:tab/>409022<text:tab/>283.7</text:span></text:p>
      <text:p text:style-name="P1"><text:span text:style-name="T2">3292.91<text:tab/>413010<text:tab/>410831<text:tab/>276.3</text:span></text:p>
      <text:p text:style-name="P1"><text:span text:style-name="T2">3299.01<text:tab/>416332<text:tab/>414085<text:tab/>285.5</text:span></text:p>
      <text:p text:style-name="P1"><text:span text:style-name="T2">3301.4<text:tab/>417638<text:tab/>415434<text:tab/>286.9</text:span></text:p>
      <text:p text:style-name="P1"><text:span text:style-name="T2">3304.4<text:tab/>419328<text:tab/>417160<text:tab/>277.6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yne, Charlie</meta:initial-creator>
    <meta:editing-cycles>6</meta:editing-cycles>
    <meta:creation-date>2016-02-17T02:41:00</meta:creation-date>
    <dc:date>2019-04-24T19:37:37.996692940</dc:date>
    <meta:editing-duration>PT19M21S</meta:editing-duration>
    <meta:generator>LibreOffice/5.1.6.2$Linux_X86_64 LibreOffice_project/10m0$Build-2</meta:generator>
    <meta:document-statistic meta:table-count="0" meta:image-count="0" meta:object-count="0" meta:page-count="6" meta:paragraph-count="363" meta:word-count="1452" meta:character-count="9270" meta:non-whitespace-character-count="818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